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4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uestionario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estionari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r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tipo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lores-Multiple Choice</text:p>
          </table:table-cell>
          <table:table-cell table:style-name="ce1" office:value-type="string" calcext:value-type="string">
            <text:p>MC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ores-Writing</text:p>
          </table:table-cell>
          <table:table-cell table:style-name="ce1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imales-Multiple Choice</text:p>
          </table:table-cell>
          <table:table-cell table:style-name="ce1" office:value-type="string" calcext:value-type="string">
            <text:p>MC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imales-Writing</text:p>
          </table:table-cell>
          <table:table-cell table:style-name="ce1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ntimientos-Writing</text:p>
          </table:table-cell>
          <table:table-cell table:style-name="ce1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lima-Writing</text:p>
          </table:table-cell>
          <table:table-cell table:style-name="ce1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Clima-Multiple Choice</text:p>
          </table:table-cell>
          <table:table-cell table:style-name="ce1" office:value-type="string" calcext:value-type="string">
            <text:p>MC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ugares-Writing</text:p>
          </table:table-cell>
          <table:table-cell table:style-name="ce1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Lugares-Multiple Choice</text:p>
          </table:table-cell>
          <table:table-cell table:style-name="ce1" office:value-type="string" calcext:value-type="string">
            <text:p>MC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ficios-Writing</text:p>
          </table:table-cell>
          <table:table-cell table:style-name="ce1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Oficios-Multiple Choice</text:p>
          </table:table-cell>
          <table:table-cell table:style-name="ce1" office:value-type="string" calcext:value-type="string">
            <text:p>MC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nimales2-Multiple Choice</text:p>
          </table:table-cell>
          <table:table-cell table:style-name="ce1" office:value-type="string" calcext:value-type="string">
            <text:p>MC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nimales2-Writing</text:p>
          </table:table-cell>
          <table:table-cell table:style-name="ce1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entimientos2-Writing</text:p>
          </table:table-cell>
          <table:table-cell table:style-name="ce1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lima2-Writing</text:p>
          </table:table-cell>
          <table:table-cell table:style-name="ce1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Clima2-Multiple Choice</text:p>
          </table:table-cell>
          <table:table-cell table:style-name="ce1" office:value-type="string" calcext:value-type="string">
            <text:p>MC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ugares2-Writing</text:p>
          </table:table-cell>
          <table:table-cell table:style-name="ce1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Lugares2-Multiple Choice</text:p>
          </table:table-cell>
          <table:table-cell table:style-name="ce1" office:value-type="string" calcext:value-type="string">
            <text:p>MC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ficios2-Writing</text:p>
          </table:table-cell>
          <table:table-cell table:style-name="ce1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Oficios2-Multiple Choice</text:p>
          </table:table-cell>
          <table:table-cell table:style-name="ce1" office:value-type="string" calcext:value-type="string">
            <text:p>MC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estionarios" style:display-name="PageStyle_Cuestionar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" meta:object-count="0"/>
    <meta:generator>LibreOfficeDev/6.0.5.2$Linux_X86_64 LibreOffice_project/</meta:generator>
  </office:meta>
</office:document-meta>
</file>